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Prediction without k + c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t, s, c, p, 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t, n, p, c, 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t, n, s, p, 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_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12_0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1_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_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2_1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4_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6_11</text:p>
          </table:table-cell>
          <table:table-cell table:number-columns-repeated="9"/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43:59.73409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3T11:14:26.545483094</dc:date>
    <meta:editing-duration>P2DT4H5M42S</meta:editing-duration>
    <meta:editing-cycles>20</meta:editing-cycles>
    <meta:generator>LibreOffice/6.0.7.3$Linux_X86_64 LibreOffice_project/00m0$Build-3</meta:generator>
    <meta:document-statistic meta:table-count="1" meta:cell-count="42" meta:object-count="0"/>
  </office:meta>
</office:document-meta>
</file>